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 style:list-style-name="L1">
      <style:text-properties style:font-name="Times New Roman1" fo:font-size="12pt" style:font-size-asian="12pt" style:font-size-complex="12pt"/>
    </style:style>
    <style:style style:name="P4" style:family="paragraph" style:parent-style-name="Standard" style:list-style-name="L2">
      <style:text-properties style:font-name="Times New Roman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46464" style:font-name-asian="Consolas" style:font-name-complex="Consolas"/>
    </style:style>
    <style:style style:name="T3" style:family="text">
      <style:text-properties fo:color="#000000" style:font-name-asian="Consolas" style:font-name-complex="Consolas"/>
    </style:style>
    <style:style style:name="T4" style:family="text">
      <style:text-properties fo:color="#2a00ff" style:font-name-asian="Consolas" style:font-name-complex="Consola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I had to Change to get Thomas' Repository Working:</text:p>
      <text:p text:style-name="P1"/>
      <text:p text:style-name="P1">BEFORE you import:</text:p>
      <text:list xml:id="list4823995234097779805" text:style-name="L1">
        <text:list-item>
          <text:p text:style-name="P3">Rename the folders</text:p>
        </text:list-item>
        <text:list-item>
          <text:p text:style-name="P3">Rename the obvious in .project files (both posra and Servers)</text:p>
        </text:list-item>
      </text:list>
      <text:p text:style-name="P1">AFTER you import:</text:p>
      <text:list xml:id="list6939071175941976335" text:style-name="L2">
        <text:list-item>
          <text:p text:style-name="P4">In the pom.xml, search hibernate-core and change to hibernate-entitymanager</text:p>
        </text:list-item>
        <text:list-item>
          <text:p text:style-name="P4">In the web.xml, change the path to osra binary (param-value) to something reasonable</text:p>
        </text:list-item>
        <text:list-item>
          <text:p text:style-name="P4">In PolymerServlet.java, add the import javax.servlet.annotation.MultipartConfig</text:p>
        </text:list-item>
        <text:list-item>
          <text:p text:style-name="P4">Right above the class declaration of th esame, add @MultipartConfig</text:p>
        </text:list-item>
      </text:list>
      <text:p text:style-name="P1"/>
      <text:p text:style-name="P1">My SQL needs some changes as well:</text:p>
      <text:p text:style-name="P1"/>
      <text:p text:style-name="P1">Change the socket it uses (or something). First log into your mysql from the mysql server 5.6/bin directory (from cygwin):</text:p>
      <text:p text:style-name="P1"/>
      <text:p text:style-name="P1">$ mysql -u root -p -h 127.0.0.1</text:p>
      <text:p text:style-name="P1"/>
      <text:p text:style-name="P1">Then, grant permissions with:</text:p>
      <text:p text:style-name="P1"/>
      <text:p text:style-name="P1">mysql &gt; GRANT ALL PRIVILEGES ON *.* TO 'root'@'localhost' IDENTIFIED BY 'root-password-here' WITH GRANT OPTION;</text:p>
      <text:p text:style-name="P1"/>
      <text:p text:style-name="P1">OR</text:p>
      <text:p text:style-name="P1"/>
      <text:p text:style-name="P1">mysql &gt; GRANT ALL PRIVILEGES ON *.* TO 'root'@'127.0.0.1' IDENTIFIED BY 'root-password-here' WITH GRANT OPTION;</text:p>
      <text:p text:style-name="P1"/>
      <text:p text:style-name="P1">Make sure to CREATE your database:</text:p>
      <text:p text:style-name="P1"/>
      <text:p text:style-name="P1">mysql &gt; create database posra</text:p>
      <text:p text:style-name="P1"/>
      <text:p text:style-name="P1">Now everything works except literally the <text:span text:style-name="T1">single line</text:span> p.persist(poly), which leads back to the persist method, which doesn't work. This is because the persist function did not take place as part of a transaction, which is illegal. After placing it inside of a transaction, the only issue appears to be that the SQL code is not working correctly to put the information into the table. The table is probably not configured correctly.</text:p>
      <text:p text:style-name="P1"/>
      <text:p text:style-name="P1">Note that there is also a difference that needs to be resolved between the two versions of polymer servlet where they BOTH need “<text:span text:style-name="T2">@WebServlet</text:span><text:span text:style-name="T3">(name = </text:span><text:span text:style-name="T4">"PolymerServlet"</text:span><text:span text:style-name="T3">, urlPatterns = { </text:span><text:span text:style-name="T4">"/PolymerServlet"</text:span><text:span text:style-name="T3"> })” but only one has it.</text:span></text:p>
      <text:p text:style-name="P1"/>
      <text:p text:style-name="P1">Note also that JSME does not let you load “a page within a page”. This may limit our ability to make some features of the website, but I don't know... New website redesign called for, in some ways. :'(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5:20:27.43</meta:creation-date>
    <dc:date>2014-06-27T11:32:08.11</dc:date>
    <meta:editing-duration>PT5H34M39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21" meta:word-count="300" meta:character-count="1841"/>
  </office:meta>
</office:document-meta>
</file>